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658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2-23_08-25-48_000.jpg</text:p>
          </table:table-cell>
          <table:table-cell office:value-type="string">
            <text:p>:m 1*1 RES / 245 / 『重力の謎』　ペーター・G・ベルグマン　谷川安孝、訳 / p.272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12-23_08-26-44_000.jpg</text:p>
          </table:table-cell>
          <table:table-cell office:value-type="string">
            <text:p>:m art / dessin / D-17 8# / des.人指し；人指し；足</text:p>
          </table:table-cell>
          <table:table-cell table:number-columns-repeated="5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8-12-23_08-27-24_000.jpg</text:p>
          </table:table-cell>
          <table:table-cell office:value-type="string">
            <text:p>:diary / diary / 20181206 / (K;C;P;R;)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)</text:p>
          </table:table-cell>
          <table:table-cell office:value-type="string">
            <text:p>N-35-35-28.7 E-139-34-49.43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2018-12-23_08-27-55_000.jpg</text:p>
          </table:table-cell>
          <table:table-cell table:style-name="ce4" office:value-type="string">
            <text:p>:m other / bk / 『無痛文明論』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8-12-23_09-10-11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12-23_12-18-49_000.jpg</text:p>
          </table:table-cell>
          <table:table-cell office:value-type="string">
            <text:p>:m 1-2*4 RES / 245 / 『相対性理論』　メラー　永田恒夫、伊藤大介、訳 / p.11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12-23_12-19-14_000.jpg</text:p>
          </table:table-cell>
          <table:table-cell office:value-type="string">
            <text:p>:m 3-4*4 RES / 245 / 『相対性理論』　メラー　永田恒夫、伊藤大介、訳 / p.11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12-23_13-25-59_000.png</text:p>
          </table:table-cell>
          <table:table-cell office:value-type="string">
            <text:p>:m 読みたい本 / 『失われた福音書』 / 著者=バートン・L・マック　秦剛平、訳</text:p>
          </table:table-cell>
          <table:table-cell table:number-columns-repeated="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8-12-23_14-53-15_000.jpg</text:p>
          </table:table-cell>
          <table:table-cell office:value-type="string">
            <text:p>:m 1*1 RES / 245 / 『乗っ取られた聖書』　秦剛平 / p.14</text:p>
          </table:table-cell>
          <table:table-cell table:number-columns-repeated="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12-23_17-11-59_000.jpg</text:p>
          </table:table-cell>
          <table:table-cell office:value-type="string">
            <text:p>:m music / log / kb / s.1:play,free-103.A1 s.2:TR,N,R=1</text:p>
          </table:table-cell>
          <table:table-cell table:number-columns-repeated="5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8-12-23_17-24-11_000.jpg</text:p>
          </table:table-cell>
          <table:table-cell office:value-type="string">
            <text:p>:m 食べた物　間食 / ヨーグルト / +=みかん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12-23_19-58-54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12-23_23-14-17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5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8-12-24_00-46-41_000.png</text:p>
          </table:table-cell>
          <table:table-cell office:value-type="string">
            <text:p>:m :PHOTO 寝た時刻 / 20181102 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8-12-24_06-11-32_000.jpg</text:p>
          </table:table-cell>
          <table:table-cell table:style-name="Default" office:value-type="string">
            <text:p>:m :PHOTO 起きた時刻 / 20181214</text:p>
          </table:table-cell>
          <table:table-cell table:number-columns-repeated="5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2018-12-24_06-25-44_000.jpg</text:p>
          </table:table-cell>
          <table:table-cell office:value-type="string">
            <text:p>:m 食べた物　間食 / ヨーグルト / </text:p>
          </table:table-cell>
          <table:table-cell table:number-columns-repeated="5"/>
        </table:table-row>
        <table:table-row table:style-name="ro7" table:number-rows-repeated="4">
          <table:table-cell table:number-columns-repeated="8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 table:number-rows-repeated="2">
          <table:table-cell table:number-columns-repeated="8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 table:number-rows-repeated="4">
          <table:table-cell table:number-columns-repeated="8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table:number-columns-repeated="8"/>
        </table:table-row>
        <table:table-row table:style-name="ro7" table:number-rows-repeated="2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 table:number-rows-repeated="5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 table:number-rows-repeated="3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8"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7" table:number-rows-repeated="4">
          <table:table-cell table:number-columns-repeated="2"/>
          <table:table-cell table:style-name="ce4"/>
          <table:table-cell table:number-columns-repeated="5"/>
        </table:table-row>
        <table:table-row table:style-name="ro7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5"/>
        </table:table-row>
        <table:table-row table:style-name="ro7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ce1" office:value-type="float" office:value="12">
            <text:p>12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Default" office:value-type="float" office:value="17">
            <text:p>17</text:p>
          </table:table-cell>
          <table:table-cell table:number-columns-repeated="5"/>
        </table:table-row>
        <table:table-row table:style-name="ro7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7]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string">
            <text:p>-*</text:p>
          </table:table-cell>
          <table:table-cell table:style-name="ce1" table:formula="of:=COUNTIF([.$C$2:.$C17];&quot;-\*&quot;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string">
            <text:p>total</text:p>
          </table:table-cell>
          <table:table-cell table:style-name="ce1" table:formula="of:=COUNTA([.$B$2:.$B17])" office:value-type="float" office:value="16">
            <text:p>16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7];XXX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7];XXX_music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7];[.B174]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=IF(E2="";C2;CONCATENATE(C2;" / ";E2))</text:p>
          </table:table-cell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 table:number-columns-repeated="5"/>
        </table:table-row>
        <table:table-row table:style-name="ro6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:PHOTO 起きた時刻 / 20181214</text:p>
          </table:table-cell>
          <table:table-cell table:style-name="Default"/>
          <table:table-cell table:number-columns-repeated="5"/>
        </table:table-row>
        <table:table-row table:style-name="ro4">
          <table:table-cell office:value-type="string">
            <text:p>*</text:p>
          </table:table-cell>
          <table:table-cell table:style-name="ce3" office:value-type="string">
            <text:p>:m :PHOTO 寝た時刻 / 20181102 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2018112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notes / 20181130 / (K,C,R,P,)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diary / 20181206 / (K,C,P,R,)</text:p>
          </table:table-cell>
          <table:table-cell table:style-name="Default"/>
          <table:table-cell table:number-columns-repeated="5"/>
        </table:table-row>
        <table:table-row table:style-name="ro7">
          <table:table-cell office:value-type="string">
            <text:p>*</text:p>
          </table:table-cell>
          <table:table-cell table:style-name="ce4"/>
          <table:table-cell table:style-name="Default"/>
          <table:table-cell table:number-columns-repeated="5"/>
        </table:table-row>
        <table:table-row table:style-name="ro4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 table:number-columns-repeated="5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2018/12/24</text:date>, <text:time>07:13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24T07:13:55.51</dc:date>
    <dc:creator>iwabuchi ken</dc:creator>
    <meta:editing-duration>P6DT5H2M31S</meta:editing-duration>
    <meta:editing-cycles>2414</meta:editing-cycles>
    <meta:document-statistic meta:table-count="1" meta:cell-count="90" meta:object-count="0"/>
  </office:meta>
</office:document-meta>
</file>